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Upower</text:p>
          </table:table-cell>
          <table:table-cell table:style-name="ce1" office:value-type="string" calcext:value-type="string">
            <text:p>Ur (p-p)</text:p>
          </table:table-cell>
          <table:table-cell table:style-name="ce1" office:value-type="string" calcext:value-type="string">
            <text:p>Urms</text:p>
          </table:table-cell>
          <table:table-cell table:style-name="ce1" office:value-type="string" calcext:value-type="string">
            <text:p>Pout</text:p>
          </table:table-cell>
          <table:table-cell table:style-name="ce1" office:value-type="string" calcext:value-type="string">
            <text:p>Iin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formula="of:=[.B2]/(2*SQRT(2))" office:value-type="float" office:value="24.0416305603426" calcext:value-type="float">
            <text:p>24.0416305603426</text:p>
          </table:table-cell>
          <table:table-cell table:formula="of:=([.C2]^2)/220" office:value-type="float" office:value="2.62727272727273" calcext:value-type="float">
            <text:p>2.62727272727273</text:p>
          </table:table-cell>
          <table:table-cell office:value-type="float" office:value="0.34" calcext:value-type="float">
            <text:p>0.34</text:p>
          </table:table-cell>
          <table:table-cell table:formula="of:=[.A2]*[.E2]" office:value-type="float" office:value="4.08" calcext:value-type="float">
            <text:p>4.08</text:p>
          </table:table-cell>
          <table:table-cell table:formula="of:=[.D2]/[.F2]" office:value-type="float" office:value="0.643939393939394" calcext:value-type="float">
            <text:p>0.6439393939393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table:formula="of:=[.B3]/(2*SQRT(2))" office:value-type="float" office:value="24.7487373415292" calcext:value-type="float">
            <text:p>24.7487373415292</text:p>
          </table:table-cell>
          <table:table-cell table:formula="of:=([.C3]^2)/220" office:value-type="float" office:value="2.78409090909091" calcext:value-type="float">
            <text:p>2.78409090909091</text:p>
          </table:table-cell>
          <table:table-cell office:value-type="float" office:value="0.35" calcext:value-type="float">
            <text:p>0.35</text:p>
          </table:table-cell>
          <table:table-cell table:formula="of:=[.A3]*[.E3]" office:value-type="float" office:value="4.375" calcext:value-type="float">
            <text:p>4.375</text:p>
          </table:table-cell>
          <table:table-cell table:formula="of:=[.D3]/[.F3]"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[.B4]/(2*SQRT(2))" office:value-type="float" office:value="25.4558441227157" calcext:value-type="float">
            <text:p>25.4558441227157</text:p>
          </table:table-cell>
          <table:table-cell table:formula="of:=([.C4]^2)/220" office:value-type="float" office:value="2.94545454545455" calcext:value-type="float">
            <text:p>2.94545454545455</text:p>
          </table:table-cell>
          <table:table-cell office:value-type="float" office:value="0.36" calcext:value-type="float">
            <text:p>0.36</text:p>
          </table:table-cell>
          <table:table-cell table:formula="of:=[.A4]*[.E4]" office:value-type="float" office:value="4.68" calcext:value-type="float">
            <text:p>4.68</text:p>
          </table:table-cell>
          <table:table-cell table:formula="of:=[.D4]/[.F4]" office:value-type="float" office:value="0.629370629370629" calcext:value-type="float">
            <text:p>0.62937062937062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table:formula="of:=[.B5]/(2*SQRT(2))" office:value-type="float" office:value="26.1629509039023" calcext:value-type="float">
            <text:p>26.1629509039023</text:p>
          </table:table-cell>
          <table:table-cell table:formula="of:=([.C5]^2)/220" office:value-type="float" office:value="3.11136363636364" calcext:value-type="float">
            <text:p>3.11136363636364</text:p>
          </table:table-cell>
          <table:table-cell office:value-type="float" office:value="0.36" calcext:value-type="float">
            <text:p>0.36</text:p>
          </table:table-cell>
          <table:table-cell table:formula="of:=[.A5]*[.E5]" office:value-type="float" office:value="4.86" calcext:value-type="float">
            <text:p>4.86</text:p>
          </table:table-cell>
          <table:table-cell table:formula="of:=[.D5]/[.F5]" office:value-type="float" office:value="0.640198279087168" calcext:value-type="float">
            <text:p>0.640198279087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formula="of:=[.B6]/(2*SQRT(2))" office:value-type="float" office:value="26.8700576850888" calcext:value-type="float">
            <text:p>26.8700576850888</text:p>
          </table:table-cell>
          <table:table-cell table:formula="of:=([.C6]^2)/220" office:value-type="float" office:value="3.28181818181818" calcext:value-type="float">
            <text:p>3.28181818181818</text:p>
          </table:table-cell>
          <table:table-cell office:value-type="float" office:value="0.37" calcext:value-type="float">
            <text:p>0.37</text:p>
          </table:table-cell>
          <table:table-cell table:formula="of:=[.A6]*[.E6]" office:value-type="float" office:value="5.18" calcext:value-type="float">
            <text:p>5.18</text:p>
          </table:table-cell>
          <table:table-cell table:formula="of:=[.D6]/[.F6]" office:value-type="float" office:value="0.633555633555633" calcext:value-type="float">
            <text:p>0.63355563355563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table:formula="of:=[.B7]/(2*SQRT(2))" office:value-type="float" office:value="27.5771644662754" calcext:value-type="float">
            <text:p>27.5771644662754</text:p>
          </table:table-cell>
          <table:table-cell table:formula="of:=([.C7]^2)/220" office:value-type="float" office:value="3.45681818181818" calcext:value-type="float">
            <text:p>3.45681818181818</text:p>
          </table:table-cell>
          <table:table-cell office:value-type="float" office:value="0.38" calcext:value-type="float">
            <text:p>0.38</text:p>
          </table:table-cell>
          <table:table-cell table:formula="of:=[.A7]*[.E7]" office:value-type="float" office:value="5.51" calcext:value-type="float">
            <text:p>5.51</text:p>
          </table:table-cell>
          <table:table-cell table:formula="of:=[.D7]/[.F7]" office:value-type="float" office:value="0.627371720838145" calcext:value-type="float">
            <text:p>0.627371720838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B8]/(2*SQRT(2))" office:value-type="float" office:value="28.2842712474619" calcext:value-type="float">
            <text:p>28.2842712474619</text:p>
          </table:table-cell>
          <table:table-cell table:formula="of:=([.C8]^2)/220" office:value-type="float" office:value="3.63636363636364" calcext:value-type="float">
            <text:p>3.63636363636364</text:p>
          </table:table-cell>
          <table:table-cell office:value-type="float" office:value="0.38" calcext:value-type="float">
            <text:p>0.38</text:p>
          </table:table-cell>
          <table:table-cell table:formula="of:=[.A8]*[.E8]" office:value-type="float" office:value="5.7" calcext:value-type="float">
            <text:p>5.7</text:p>
          </table:table-cell>
          <table:table-cell table:formula="of:=[.D8]/[.F8]" office:value-type="float" office:value="0.637958532695375" calcext:value-type="float">
            <text:p>0.63795853269537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2" calcext:value-type="float">
            <text:p>82</text:p>
          </table:table-cell>
          <table:table-cell table:formula="of:=[.B9]/(2*SQRT(2))" office:value-type="float" office:value="28.9913780286484" calcext:value-type="float">
            <text:p>28.9913780286484</text:p>
          </table:table-cell>
          <table:table-cell table:formula="of:=([.C9]^2)/220" office:value-type="float" office:value="3.82045454545455" calcext:value-type="float">
            <text:p>3.82045454545455</text:p>
          </table:table-cell>
          <table:table-cell office:value-type="float" office:value="0.4" calcext:value-type="float">
            <text:p>0.4</text:p>
          </table:table-cell>
          <table:table-cell table:formula="of:=[.A9]*[.E9]" office:value-type="float" office:value="6.2" calcext:value-type="float">
            <text:p>6.2</text:p>
          </table:table-cell>
          <table:table-cell table:formula="of:=[.D9]/[.F9]" office:value-type="float" office:value="0.616202346041056" calcext:value-type="float">
            <text:p>0.616202346041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formula="of:=[.B10]/(2*SQRT(2))" office:value-type="float" office:value="28.9913780286484" calcext:value-type="float">
            <text:p>28.9913780286484</text:p>
          </table:table-cell>
          <table:table-cell table:formula="of:=([.C10]^2)/220" office:value-type="float" office:value="3.82045454545455" calcext:value-type="float">
            <text:p>3.82045454545455</text:p>
          </table:table-cell>
          <table:table-cell office:value-type="float" office:value="0.4" calcext:value-type="float">
            <text:p>0.4</text:p>
          </table:table-cell>
          <table:table-cell table:formula="of:=[.A10]*[.E10]" office:value-type="float" office:value="6.4" calcext:value-type="float">
            <text:p>6.4</text:p>
          </table:table-cell>
          <table:table-cell table:formula="of:=[.D10]/[.F10]" office:value-type="float" office:value="0.596946022727273" calcext:value-type="float">
            <text:p>0.59694602272727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4" calcext:value-type="float">
            <text:p>84</text:p>
          </table:table-cell>
          <table:table-cell table:formula="of:=[.B11]/(2*SQRT(2))" office:value-type="float" office:value="29.698484809835" calcext:value-type="float">
            <text:p>29.698484809835</text:p>
          </table:table-cell>
          <table:table-cell table:formula="of:=([.C11]^2)/220" office:value-type="float" office:value="4.00909090909091" calcext:value-type="float">
            <text:p>4.00909090909091</text:p>
          </table:table-cell>
          <table:table-cell office:value-type="float" office:value="0.4" calcext:value-type="float">
            <text:p>0.4</text:p>
          </table:table-cell>
          <table:table-cell table:formula="of:=[.A11]*[.E11]" office:value-type="float" office:value="6.6" calcext:value-type="float">
            <text:p>6.6</text:p>
          </table:table-cell>
          <table:table-cell table:formula="of:=[.D11]/[.F11]" office:value-type="float" office:value="0.607438016528926" calcext:value-type="float">
            <text:p>0.6074380165289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B12]/(2*SQRT(2))" office:value-type="float" office:value="30.4055915910215" calcext:value-type="float">
            <text:p>30.4055915910215</text:p>
          </table:table-cell>
          <table:table-cell table:formula="of:=([.C12]^2)/220" office:value-type="float" office:value="4.20227272727273" calcext:value-type="float">
            <text:p>4.20227272727273</text:p>
          </table:table-cell>
          <table:table-cell office:value-type="float" office:value="0.41" calcext:value-type="float">
            <text:p>0.41</text:p>
          </table:table-cell>
          <table:table-cell table:formula="of:=[.A12]*[.E12]" office:value-type="float" office:value="6.97" calcext:value-type="float">
            <text:p>6.97</text:p>
          </table:table-cell>
          <table:table-cell table:formula="of:=[.D12]/[.F12]" office:value-type="float" office:value="0.602908569192644" calcext:value-type="float">
            <text:p>0.60290856919264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6" calcext:value-type="float">
            <text:p>86</text:p>
          </table:table-cell>
          <table:table-cell table:formula="of:=[.B13]/(2*SQRT(2))" office:value-type="float" office:value="30.4055915910215" calcext:value-type="float">
            <text:p>30.4055915910215</text:p>
          </table:table-cell>
          <table:table-cell table:formula="of:=([.C13]^2)/220" office:value-type="float" office:value="4.20227272727273" calcext:value-type="float">
            <text:p>4.20227272727273</text:p>
          </table:table-cell>
          <table:table-cell office:value-type="float" office:value="0.41" calcext:value-type="float">
            <text:p>0.41</text:p>
          </table:table-cell>
          <table:table-cell table:formula="of:=[.A13]*[.E13]" office:value-type="float" office:value="7.175" calcext:value-type="float">
            <text:p>7.175</text:p>
          </table:table-cell>
          <table:table-cell table:formula="of:=[.D13]/[.F13]" office:value-type="float" office:value="0.585682610072854" calcext:value-type="float">
            <text:p>0.5856826100728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formula="of:=[.B14]/(2*SQRT(2))" office:value-type="float" office:value="31.1126983722081" calcext:value-type="float">
            <text:p>31.1126983722081</text:p>
          </table:table-cell>
          <table:table-cell table:formula="of:=([.C14]^2)/220" office:value-type="float" office:value="4.4" calcext:value-type="float">
            <text:p>4.4</text:p>
          </table:table-cell>
          <table:table-cell office:value-type="float" office:value="0.42" calcext:value-type="float">
            <text:p>0.42</text:p>
          </table:table-cell>
          <table:table-cell table:formula="of:=[.A14]*[.E14]" office:value-type="float" office:value="7.56" calcext:value-type="float">
            <text:p>7.56</text:p>
          </table:table-cell>
          <table:table-cell table:formula="of:=[.D14]/[.F14]" office:value-type="float" office:value="0.582010582010582" calcext:value-type="float">
            <text:p>0.58201058201058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0" calcext:value-type="float">
            <text:p>90</text:p>
          </table:table-cell>
          <table:table-cell table:formula="of:=[.B15]/(2*SQRT(2))" office:value-type="float" office:value="31.8198051533946" calcext:value-type="float">
            <text:p>31.8198051533946</text:p>
          </table:table-cell>
          <table:table-cell table:formula="of:=([.C15]^2)/220" office:value-type="float" office:value="4.60227272727273" calcext:value-type="float">
            <text:p>4.60227272727273</text:p>
          </table:table-cell>
          <table:table-cell office:value-type="float" office:value="0.42" calcext:value-type="float">
            <text:p>0.42</text:p>
          </table:table-cell>
          <table:table-cell table:formula="of:=[.A15]*[.E15]" office:value-type="float" office:value="7.77" calcext:value-type="float">
            <text:p>7.77</text:p>
          </table:table-cell>
          <table:table-cell table:formula="of:=[.D15]/[.F15]" office:value-type="float" office:value="0.592313092313092" calcext:value-type="float">
            <text:p>0.592313092313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formula="of:=[.B16]/(2*SQRT(2))" office:value-type="float" office:value="31.8198051533946" calcext:value-type="float">
            <text:p>31.8198051533946</text:p>
          </table:table-cell>
          <table:table-cell table:formula="of:=([.C16]^2)/220" office:value-type="float" office:value="4.60227272727273" calcext:value-type="float">
            <text:p>4.60227272727273</text:p>
          </table:table-cell>
          <table:table-cell office:value-type="float" office:value="0.42" calcext:value-type="float">
            <text:p>0.42</text:p>
          </table:table-cell>
          <table:table-cell table:formula="of:=[.A16]*[.E16]" office:value-type="float" office:value="7.98" calcext:value-type="float">
            <text:p>7.98</text:p>
          </table:table-cell>
          <table:table-cell table:formula="of:=[.D16]/[.F16]" office:value-type="float" office:value="0.576725905673274" calcext:value-type="float">
            <text:p>0.57672590567327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92" calcext:value-type="float">
            <text:p>92</text:p>
          </table:table-cell>
          <table:table-cell table:formula="of:=[.B17]/(2*SQRT(2))" office:value-type="float" office:value="32.5269119345812" calcext:value-type="float">
            <text:p>32.5269119345812</text:p>
          </table:table-cell>
          <table:table-cell table:formula="of:=([.C17]^2)/220" office:value-type="float" office:value="4.80909090909091" calcext:value-type="float">
            <text:p>4.80909090909091</text:p>
          </table:table-cell>
          <table:table-cell office:value-type="float" office:value="0.42" calcext:value-type="float">
            <text:p>0.42</text:p>
          </table:table-cell>
          <table:table-cell table:formula="of:=[.A17]*[.E17]" office:value-type="float" office:value="8.19" calcext:value-type="float">
            <text:p>8.19</text:p>
          </table:table-cell>
          <table:table-cell table:formula="of:=[.D17]/[.F17]" office:value-type="float" office:value="0.587190587190587" calcext:value-type="float">
            <text:p>0.587190587190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6:55:17.946905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07:48:46.391516160</meta:creation-date>
    <dc:date>2021-02-13T16:56:14.588600363</dc:date>
    <meta:editing-duration>PT27M7S</meta:editing-duration>
    <meta:editing-cycles>9</meta:editing-cycles>
    <meta:generator>LibreOffice/7.0.4.2$Linux_X86_64 LibreOffice_project/00$Build-2</meta:generator>
    <meta:document-statistic meta:table-count="1" meta:cell-count="119" meta:object-count="0"/>
  </office:meta>
</office:document-meta>
</file>